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ahoma2" svg:font-family="Tahoma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7.2278in" table:align="center" style:writing-mode="lr-tb"/>
    </style:style>
    <style:style style:name="Tabela1.A" style:family="table-column">
      <style:table-column-properties style:column-width="1.7264in"/>
    </style:style>
    <style:style style:name="Tabela1.B" style:family="table-column">
      <style:table-column-properties style:column-width="5.5014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000000" fo:padding-left="0.0069in" fo:padding-right="0.0069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ela1.B1" style:family="table-cell">
      <style:table-cell-properties style:vertical-align="middle" fo:background-color="#000000" fo:padding-left="0.0069in" fo:padding-right="0.0069in" fo:padding-top="0in" fo:padding-bottom="0in" fo:border="0.25pt solid #000001">
        <style:background-image/>
      </style:table-cell-properties>
    </style:style>
    <style:style style:name="Tabela1.A2" style:family="table-cell">
      <style:table-cell-properties style:vertical-align="middle" fo:background-color="#ffffff" fo:padding-left="0.0069in" fo:padding-right="0.0069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ela1.B2" style:family="table-cell">
      <style:table-cell-properties style:vertical-align="middle" fo:background-color="#ffffff" fo:padding-left="0.0069in" fo:padding-right="0.0069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0.7362in"/>
        </style:tab-stops>
      </style:paragraph-properties>
      <style:text-properties fo:language="pt" fo:country="BR"/>
    </style:style>
    <style:style style:name="P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1"/>
      <style:text-properties fo:color="#000000" style:font-name="Verdana" fo:font-size="14pt" fo:font-weight="bold" style:font-size-asian="14pt" style:font-weight-asian="bold" style:font-size-complex="14pt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5" style:family="paragraph" style:parent-style-name="Frame_20_contents">
      <style:paragraph-properties fo:text-align="center" style:justify-single-word="false"/>
      <style:text-properties style:font-name="Verdana"/>
    </style:style>
    <style:style style:name="P6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0.51pt solid #000001"/>
    </style:style>
    <style:style style:name="P7" style:family="paragraph" style:parent-style-name="Standard" style:list-style-name="WWNum1"/>
    <style:style style:name="P8" style:family="paragraph" style:parent-style-name="Standard" style:list-style-name="WWNum2"/>
    <style:style style:name="P9" style:family="paragraph" style:parent-style-name="Numbering_20_1" style:list-style-name="Numbering_20_1"/>
    <style:style style:name="T1" style:family="text">
      <style:text-properties style:font-name="Verdana"/>
    </style:style>
    <style:style style:name="T2" style:family="text">
      <style:text-properties style:font-name="Verdana" fo:font-size="7pt" fo:language="pt" fo:country="BR" fo:font-style="italic" style:font-size-asian="7pt" style:font-style-asian="italic" style:font-size-complex="7pt"/>
    </style:style>
    <style:style style:name="T3" style:family="text">
      <style:text-properties style:font-name="Verdana" fo:font-size="7pt" fo:language="pt" fo:country="BR" style:font-size-asian="7pt" style:font-size-complex="7pt"/>
    </style:style>
    <style:style style:name="T4" style:family="text">
      <style:text-properties style:font-name="Verdana" fo:font-size="8pt" fo:language="pt" fo:country="BR" style:font-size-asian="8pt" style:font-size-complex="8pt"/>
    </style:style>
    <style:style style:name="T5" style:family="text">
      <style:text-properties fo:color="#000000" style:font-name="Verdan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color="#000000" style:font-name="Verdana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0.0299in" fo:border="0.06pt solid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Quadro1" text:anchor-type="paragraph" svg:x="0in" svg:y="0in" svg:width="0.498in" svg:height="0.472in" draw:z-index="0"><draw:text-box><text:p text:style-name="P4">Doc.</text:p><text:p text:style-name="P5">4.1</text:p></draw:text-box></draw:frame><text:span text:style-name="T5">LP Mindstorms</text:span><text:span text:style-name="T6">:</text:span></text:p>
      <text:p text:style-name="P3">Descrição Geral da Linha de Produto</text:p>
      <text:h text:style-name="Heading_20_1" text:outline-level="1">I. Identificação</text:h>
      <text:p text:style-name="Text_20_body">A linha de produto (LP) Mindstorms é baseada na série Lego Mindstorms. O kit Lego Mindstorms é um produto educacional projetado pela empresa Lego para auxiliar o desenvolvimento fácil e rápido de vários tipos de robôs. O kit é composto por diferentes peças da coleção Lego Mindstorms, tais como peças eletrônicas, como o computador central (<text:span text:style-name="T7">NXT Intelligent Brick</text:span>, sensores e atuadores) bem como de peças não eletrônicas para a montagem das estruturas.</text:p>
      <text:p text:style-name="Text_20_body">Os seguintes componentes fazem parte da LP:</text:p>
      <text:list xml:id="list1746828741" text:style-name="Numbering_20_1">
        <text:list-item>
          <text:p text:style-name="P9"><text:span text:style-name="T7">NXT Intelligent Brick</text:span>: componente central que serve de controlador para as outras peças. Ele é capaz de receber dados dos sensores e gerenciar os atuadores. Possui botões e um display LCD para comunicação com o usuário;</text:p>
        </text:list-item>
        <text:list-item>
          <text:p text:style-name="P9">Sensores: Intensidade de Luz (Light), Cores (Cor), Distância (Ultrassonic), Botão (Touch), Som (Sound) e Temperatura (Temperature);</text:p>
        </text:list-item>
        <text:list-item>
          <text:p text:style-name="P9">Atuadores: Lampada Colorida (ColorLamp), Motor Servo 1 (SlaveMotor1), Motor Servo 2 (SlaveMotor2) e Motor de rotação continua (DC Motor);</text:p>
        </text:list-item>
        <text:list-item>
          <text:p text:style-name="P9">Dispositivos de locomoção: Whell (Rodas), Leg (Pernas) e Track (Esteiras);</text:p>
        </text:list-item>
        <text:list-item>
          <text:p text:style-name="P9">Dispositivos de conexão: Bluetooth e USB.</text:p>
        </text:list-item>
      </text:list>
      <text:h text:style-name="Heading_20_1" text:outline-level="1">II. Similaridades e Variabilidades</text:h>
      <text:p text:style-name="Standard">Nesta seção, são apresentadas as similaridades da LP que definem os aspectos comuns a todos os seus produtos, bem como as variabilidades que representam os aspectos que diferem de um produto em relação ao outro.</text:p>
      <text:h text:style-name="Heading_20_2" text:outline-level="2">II.1 Similaridades</text:h>
      <text:list xml:id="list111213718" text:style-name="WWNum1">
        <text:list-item>
          <text:p text:style-name="P7">O componente central NXT Intelligent Brick;</text:p>
        </text:list-item>
      </text:list>
      <text:h text:style-name="Heading_20_2" text:outline-level="2">II.2 Variabilidades</text:h>
      <text:p text:style-name="Standard">Para configurar um produto específico deve-se selecionar:</text:p>
      <text:list xml:id="list1394723367" text:style-name="WWNum2">
        <text:list-item>
          <text:p text:style-name="P8">Pelo menos 1, e no máximo 4 sensores;</text:p>
        </text:list-item>
        <text:list-item>
          <text:p text:style-name="P8">Pelo menos 1, e no máximo 3 atuadores;</text:p>
        </text:list-item>
        <text:list-item>
          <text:p text:style-name="P8">Apenas uma das interfaces de conexão entre o componente central e o mundo externo;</text:p>
        </text:list-item>
        <text:list-item>
          <text:p text:style-name="P8">Apenas um dos dispositivos de locomação.</text:p>
        </text:list-item>
      </text:list>
      <text:h text:style-name="Heading_20_2" text:outline-level="2">III.3 Restrições</text:h>
      <text:list xml:id="list1382405547" text:continue-numbering="true" text:style-name="WWNum2">
        <text:list-item>
          <text:p text:style-name="P8">Um produto específico não pode conter um sensor de intensidade luminosa e um sensor de cores;</text:p>
        </text:list-item>
        <text:list-item>
          <text:p text:style-name="P8">O Dispositivo de Locomoção Rodas exige um Motor de Rotação Contínua e um Motor Servo;</text:p>
        </text:list-item>
        <text:list-item>
          <text:p text:style-name="P8">O Dispositivo de Locomoção Esteira exige um Motor de Rotação Contínua;</text:p>
        </text:list-item>
        <text:list-item>
          <text:p text:style-name="P8">O Dispositivo de Locomoção Pernas exige a presença de 2 Motores Servo.</text:p>
        </text:list-item>
      </text:list>
      <text:h text:style-name="Heading_20_2" text:outline-level="2"><text:soft-page-break/>III.1 Descrição dos Elementos da LP Mindstorms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Table_20_Contents">Elemento</text:p>
          </table:table-cell>
          <table:table-cell table:style-name="Tabela1.B1" office:value-type="string">
            <text:p text:style-name="Table_20_Contents">Descrição</text:p>
          </table:table-cell>
        </table:table-row>
        <table:table-row table:style-name="Tabela1.1">
          <table:table-cell table:style-name="Tabela1.A2" office:value-type="string">
            <text:p text:style-name="Standard">NXT Intelligent Brick</text:p>
          </table:table-cell>
          <table:table-cell table:style-name="Tabela1.B2" office:value-type="string">
            <text:p text:style-name="Table_20_Contents">Componente central do sistema</text:p>
          </table:table-cell>
        </table:table-row>
        <table:table-row table:style-name="Tabela1.1">
          <table:table-cell table:style-name="Tabela1.A2" office:value-type="string">
            <text:p text:style-name="Standard">Light</text:p>
          </table:table-cell>
          <table:table-cell table:style-name="Tabela1.B2" office:value-type="string">
            <text:p text:style-name="Table_20_Contents">Sensor de intensidade luminosa</text:p>
          </table:table-cell>
        </table:table-row>
        <table:table-row table:style-name="Tabela1.1">
          <table:table-cell table:style-name="Tabela1.A2" office:value-type="string">
            <text:p text:style-name="Standard">Color</text:p>
          </table:table-cell>
          <table:table-cell table:style-name="Tabela1.B2" office:value-type="string">
            <text:p text:style-name="Table_20_Contents">Sensor de cores</text:p>
          </table:table-cell>
        </table:table-row>
        <table:table-row table:style-name="Tabela1.1">
          <table:table-cell table:style-name="Tabela1.A2" office:value-type="string">
            <text:p text:style-name="Standard">Ultrasonic</text:p>
          </table:table-cell>
          <table:table-cell table:style-name="Tabela1.B2" office:value-type="string">
            <text:p text:style-name="Table_20_Contents">Sensor de distância</text:p>
          </table:table-cell>
        </table:table-row>
        <table:table-row table:style-name="Tabela1.1">
          <table:table-cell table:style-name="Tabela1.A2" office:value-type="string">
            <text:p text:style-name="Standard">Touch</text:p>
          </table:table-cell>
          <table:table-cell table:style-name="Tabela1.B2" office:value-type="string">
            <text:p text:style-name="Table_20_Contents">Sensor de toque</text:p>
          </table:table-cell>
        </table:table-row>
        <table:table-row table:style-name="Tabela1.1">
          <table:table-cell table:style-name="Tabela1.A2" office:value-type="string">
            <text:p text:style-name="Standard">Sound</text:p>
          </table:table-cell>
          <table:table-cell table:style-name="Tabela1.B2" office:value-type="string">
            <text:p text:style-name="Table_20_Contents">Sensor de luzes</text:p>
          </table:table-cell>
        </table:table-row>
        <table:table-row table:style-name="Tabela1.1">
          <table:table-cell table:style-name="Tabela1.A2" office:value-type="string">
            <text:p text:style-name="Standard">Temperature</text:p>
          </table:table-cell>
          <table:table-cell table:style-name="Tabela1.B2" office:value-type="string">
            <text:p text:style-name="Table_20_Contents">Sensor de temperatura</text:p>
          </table:table-cell>
        </table:table-row>
        <table:table-row table:style-name="Tabela1.1">
          <table:table-cell table:style-name="Tabela1.A2" office:value-type="string">
            <text:p text:style-name="Standard">ColorLamp</text:p>
          </table:table-cell>
          <table:table-cell table:style-name="Tabela1.B2" office:value-type="string">
            <text:p text:style-name="Table_20_Contents">Lampada colorida</text:p>
          </table:table-cell>
        </table:table-row>
        <table:table-row table:style-name="Tabela1.1">
          <table:table-cell table:style-name="Tabela1.A2" office:value-type="string">
            <text:p text:style-name="Standard">SlaveMotor 1</text:p>
          </table:table-cell>
          <table:table-cell table:style-name="Tabela1.B2" office:value-type="string">
            <text:p text:style-name="Table_20_Contents">Motor Servo 1</text:p>
          </table:table-cell>
        </table:table-row>
        <table:table-row table:style-name="Tabela1.1">
          <table:table-cell table:style-name="Tabela1.A2" office:value-type="string">
            <text:p text:style-name="Standard">SlaveMotor2</text:p>
          </table:table-cell>
          <table:table-cell table:style-name="Tabela1.B2" office:value-type="string">
            <text:p text:style-name="Table_20_Contents">Motor Servo 2</text:p>
          </table:table-cell>
        </table:table-row>
        <table:table-row table:style-name="Tabela1.1">
          <table:table-cell table:style-name="Tabela1.A2" office:value-type="string">
            <text:p text:style-name="Standard">DCMotor</text:p>
          </table:table-cell>
          <table:table-cell table:style-name="Tabela1.B2" office:value-type="string">
            <text:p text:style-name="Table_20_Contents">Motor de rotação contínua</text:p>
          </table:table-cell>
        </table:table-row>
        <table:table-row table:style-name="Tabela1.1">
          <table:table-cell table:style-name="Tabela1.A2" office:value-type="string">
            <text:p text:style-name="Standard">Wheel</text:p>
          </table:table-cell>
          <table:table-cell table:style-name="Tabela1.B2" office:value-type="string">
            <text:p text:style-name="Table_20_Contents">Dispositivo de locomoção Rodas</text:p>
          </table:table-cell>
        </table:table-row>
        <table:table-row table:style-name="Tabela1.1">
          <table:table-cell table:style-name="Tabela1.A2" office:value-type="string">
            <text:p text:style-name="Standard">Track</text:p>
          </table:table-cell>
          <table:table-cell table:style-name="Tabela1.B2" office:value-type="string">
            <text:p text:style-name="Table_20_Contents">Dispositivo de locomoção Esteira</text:p>
          </table:table-cell>
        </table:table-row>
        <table:table-row table:style-name="Tabela1.1">
          <table:table-cell table:style-name="Tabela1.A2" office:value-type="string">
            <text:p text:style-name="Standard">Leg</text:p>
          </table:table-cell>
          <table:table-cell table:style-name="Tabela1.B2" office:value-type="string">
            <text:p text:style-name="Table_20_Contents">Dispositivo de locomoção Pernas</text:p>
          </table:table-cell>
        </table:table-row>
        <table:table-row table:style-name="Tabela1.1">
          <table:table-cell table:style-name="Tabela1.A2" office:value-type="string">
            <text:p text:style-name="Standard">Bluetooth</text:p>
          </table:table-cell>
          <table:table-cell table:style-name="Tabela1.B2" office:value-type="string">
            <text:p text:style-name="Table_20_Contents">Dispositivo de conexão Bluetooth</text:p>
          </table:table-cell>
        </table:table-row>
        <table:table-row table:style-name="Tabela1.1">
          <table:table-cell table:style-name="Tabela1.A2" office:value-type="string">
            <text:p text:style-name="Standard">USB</text:p>
          </table:table-cell>
          <table:table-cell table:style-name="Tabela1.B2" office:value-type="string">
            <text:p text:style-name="Table_20_Contents">Dispositivo de conexão US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ahoma2" svg:font-family="Tahoma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pt" style:country-asian="BR" style:font-size-complex="12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vertical-align="baseline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pt" style:country-asian="BR" style:font-name-complex="Tahom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fo:language="pt" fo:country="BR" style:font-name-asian="Times New Roman1" style:font-name-complex="Times New Roman1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2"/>
    </style:style>
    <style:style style:name="Title" style:family="paragraph" style:parent-style-name="Standard" style:next-style-name="Subtitle" style:default-outline-level="" style:class="chapter">
      <style:paragraph-properties fo:margin-top="0.1665in" fo:margin-bottom="0.0835in" fo:text-align="center" style:justify-single-word="false" fo:keep-with-next="always"/>
      <style:text-properties style:font-name="Arial" fo:font-size="14pt" fo:font-weight="bold" style:font-name-asian="MS Mincho" style:font-size-asian="14pt" style:font-weight-asian="bold" style:font-name-complex="Tahoma1" style:font-size-complex="14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tyle="italic" style:font-style-asian="italic" style:font-name-complex="Tahoma1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Revision" style:family="paragraph" style:default-outline-level="">
      <style:paragraph-properties fo:orphans="2" fo:widows="2" style:vertical-align="auto" style:writing-mode="lr-tb"/>
      <style:text-properties style:use-window-font-color="true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="100%"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Numbering_20_4" style:display-name="Numbering 4" style:family="paragraph" style:parent-style-name="List" style:class="list">
      <style:paragraph-properties fo:margin="100%" fo:margin-left="1in" fo:margin-right="0in" fo:margin-top="0in" fo:margin-bottom="0.0835in" fo:text-indent="-0.25in" style:auto-text-indent="false"/>
    </style:style>
    <style:style style:name="Numbering_20_5" style:display-name="Numbering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asian="OpenSymbol2" style:font-name-complex="OpenSymbol2"/>
    </style:style>
    <style:style style:name="ListLabel_20_2" style:display-name="ListLabel 2" style:family="text">
      <style:text-properties fo:font-size="11pt" style:font-size-asian="11pt" style:font-size-complex="11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prefix="UC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0.7362in"/>
        </style:tab-stops>
      </style:paragraph-properties>
      <style:text-properties fo:language="pt" fo:country="BR"/>
    </style:style>
    <style:style style:name="MT1" style:family="text">
      <style:text-properties style:font-name="Verdana" fo:font-size="7pt" fo:language="pt" fo:country="BR" fo:font-style="italic" style:font-size-asian="7pt" style:font-style-asian="italic" style:font-size-complex="7pt"/>
    </style:style>
    <style:style style:name="MT2" style:family="text">
      <style:text-properties style:font-name="Verdana" fo:font-size="7pt" fo:language="pt" fo:country="BR" style:font-size-asian="7pt" style:font-size-complex="7pt"/>
    </style:style>
    <style:style style:name="MT3" style:family="text">
      <style:text-properties style:font-name="Verdana" fo:font-size="8pt" fo:language="pt" fo:country="BR" style:font-size-asian="8pt" style:font-size-complex="8pt"/>
    </style:style>
    <style:style style:name="MT4" style:family="text">
      <style:text-properties style:font-name="Verdana"/>
    </style:style>
    <style:page-layout style:name="Mpm1">
      <style:page-layout-properties fo:page-width="8.5in" fo:page-height="11in" style:num-format="1" style:print-orientation="portrait" fo:margin-top="0.5909in" fo:margin-bottom="0.5in" fo:margin-left="0.5909in" fo:margin-right="0.5909in" style:writing-mode="lr-tb" style:layout-grid-color="#c0c0c0" style:layout-grid-lines="25169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oc 4.1 – LP Mindstorms:</text:span><text:span text:style-name="MT2"> Descrição Geral da Linha de Produto</text:span><text:span text:style-name="MT3"><text:tab/><text:tab/><text:tab/><text:tab/> <text:s text:c="3"/></text:span><text:span text:style-name="MT4"><text:page-number text:select-page="current">2</text:page-number></text:span></text:p>
        <text:p text:style-name="MP2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Kirk</meta:initial-creator>
    <dc:creator>Alisson Chiquitto</dc:creator>
    <meta:editing-cycles>81</meta:editing-cycles>
    <meta:print-date>2012-11-01T12:56:00</meta:print-date>
    <meta:creation-date>2013-10-25T18:11:00</meta:creation-date>
    <dc:date>2014-11-20T14:57:58</dc:date>
    <meta:editing-duration>PT2H50M2S</meta:editing-duration>
    <meta:generator>LibreOffice/3.5$Linux_X86_64 LibreOffice_project/350m1$Build-2</meta:generator>
    <meta:document-statistic meta:table-count="1" meta:image-count="0" meta:object-count="0" meta:page-count="2" meta:paragraph-count="64" meta:word-count="435" meta:character-count="2721" meta:non-whitespace-character-count="235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